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7021" officeooo:paragraph-rsid="000f7021"/>
    </style:style>
    <style:style style:name="P2" style:family="paragraph" style:parent-style-name="Source_20_Code">
      <style:text-properties officeooo:rsid="0019096f" officeooo:paragraph-rsid="001fddd2"/>
    </style:style>
    <style:style style:name="P3" style:family="paragraph" style:parent-style-name="Source_20_Code">
      <style:text-properties officeooo:paragraph-rsid="001fddd2"/>
    </style:style>
    <style:style style:name="P4" style:family="paragraph" style:parent-style-name="Source_20_Code">
      <style:text-properties officeooo:rsid="001fddd2" officeooo:paragraph-rsid="0021d657"/>
    </style:style>
    <style:style style:name="P5" style:family="paragraph" style:parent-style-name="Source_20_Code">
      <style:text-properties officeooo:paragraph-rsid="0021d657"/>
    </style:style>
    <style:style style:name="P6" style:family="paragraph" style:parent-style-name="Source_20_Code">
      <style:text-properties fo:font-weight="bold" officeooo:rsid="0025d5b9" officeooo:paragraph-rsid="0027121f" style:font-weight-asian="bold" style:font-weight-complex="bold"/>
    </style:style>
    <style:style style:name="P7" style:family="paragraph" style:parent-style-name="Source_20_Code">
      <style:text-properties fo:font-weight="bold" officeooo:rsid="000f7021" officeooo:paragraph-rsid="002decb9" fo:background-color="transparent" style:font-weight-asian="bold" style:font-weight-complex="bold"/>
    </style:style>
    <style:style style:name="P8" style:family="paragraph" style:parent-style-name="Source_20_Code">
      <style:text-properties officeooo:paragraph-rsid="0027121f"/>
    </style:style>
    <style:style style:name="P9" style:family="paragraph" style:parent-style-name="Source_20_Code">
      <style:text-properties officeooo:rsid="00285cb4" officeooo:paragraph-rsid="00285cb4"/>
    </style:style>
    <style:style style:name="P10" style:family="paragraph" style:parent-style-name="Source_20_Code">
      <style:text-properties officeooo:paragraph-rsid="00285cb4"/>
    </style:style>
    <style:style style:name="P11" style:family="paragraph" style:parent-style-name="Source_20_Code">
      <style:text-properties officeooo:rsid="00299f4e" officeooo:paragraph-rsid="00299f4e"/>
    </style:style>
    <style:style style:name="P12" style:family="paragraph" style:parent-style-name="Source_20_Code">
      <style:text-properties officeooo:paragraph-rsid="00299f4e"/>
    </style:style>
    <style:style style:name="P13" style:family="paragraph" style:parent-style-name="Source_20_Code">
      <style:text-properties officeooo:rsid="002b77b9" officeooo:paragraph-rsid="002b77b9"/>
    </style:style>
    <style:style style:name="P14" style:family="paragraph" style:parent-style-name="Source_20_Code">
      <style:text-properties officeooo:paragraph-rsid="002b77b9"/>
    </style:style>
    <style:style style:name="P15" style:family="paragraph" style:parent-style-name="Standard">
      <style:text-properties officeooo:rsid="000f7021" officeooo:paragraph-rsid="000f7021"/>
    </style:style>
    <style:style style:name="P16" style:family="paragraph" style:parent-style-name="Standard">
      <style:text-properties officeooo:rsid="000f7021" officeooo:paragraph-rsid="0027121f"/>
    </style:style>
    <style:style style:name="P17" style:family="paragraph" style:parent-style-name="Standard">
      <style:text-properties officeooo:paragraph-rsid="00146f4f"/>
    </style:style>
    <style:style style:name="P18" style:family="paragraph" style:parent-style-name="Standard">
      <style:text-properties officeooo:rsid="00158e3a" officeooo:paragraph-rsid="00158e3a"/>
    </style:style>
    <style:style style:name="P19" style:family="paragraph" style:parent-style-name="Standard">
      <style:text-properties officeooo:rsid="0017468a" officeooo:paragraph-rsid="0017468a"/>
    </style:style>
    <style:style style:name="P20" style:family="paragraph" style:parent-style-name="Standard">
      <style:text-properties fo:font-weight="bold" officeooo:rsid="000f7021" officeooo:paragraph-rsid="000f7021" style:font-weight-asian="bold" style:font-weight-complex="bold"/>
    </style:style>
    <style:style style:name="P21" style:family="paragraph" style:parent-style-name="Standard">
      <style:text-properties fo:font-weight="bold" officeooo:rsid="000f7021" officeooo:paragraph-rsid="0027121f" style:font-weight-asian="bold" style:font-weight-complex="bold"/>
    </style:style>
    <style:style style:name="P22" style:family="paragraph" style:parent-style-name="Standard">
      <style:text-properties fo:font-weight="bold" officeooo:rsid="002411b3" officeooo:paragraph-rsid="002411b3" style:font-weight-asian="bold" style:font-weight-complex="bold"/>
    </style:style>
    <style:style style:name="P23" style:family="paragraph" style:parent-style-name="Standard">
      <style:text-properties fo:font-weight="bold" officeooo:rsid="002411b3" officeooo:paragraph-rsid="0025d5b9" style:font-weight-asian="bold" style:font-weight-complex="bold"/>
    </style:style>
    <style:style style:name="P24" style:family="paragraph" style:parent-style-name="Standard">
      <style:text-properties fo:font-weight="bold" officeooo:rsid="0025d5b9" officeooo:paragraph-rsid="0025d5b9" style:font-weight-asian="bold" style:font-weight-complex="bold"/>
    </style:style>
    <style:style style:name="P25" style:family="paragraph" style:parent-style-name="Standard">
      <style:text-properties fo:font-weight="bold" officeooo:rsid="000f7021" officeooo:paragraph-rsid="000f7021" fo:background-color="transparent" style:font-weight-asian="bold" style:font-weight-complex="bold"/>
    </style:style>
    <style:style style:name="P26" style:family="paragraph" style:parent-style-name="Standard">
      <style:text-properties officeooo:rsid="00186a6b" officeooo:paragraph-rsid="00186a6b"/>
    </style:style>
    <style:style style:name="P27" style:family="paragraph" style:parent-style-name="Standard">
      <style:text-properties officeooo:rsid="0019096f" officeooo:paragraph-rsid="0019096f"/>
    </style:style>
    <style:style style:name="P28" style:family="paragraph" style:parent-style-name="Standard">
      <style:text-properties officeooo:rsid="001c3a0d" officeooo:paragraph-rsid="001c3a0d"/>
    </style:style>
    <style:style style:name="P29" style:family="paragraph" style:parent-style-name="Standard">
      <style:text-properties officeooo:rsid="001fddd2" officeooo:paragraph-rsid="001fddd2"/>
    </style:style>
    <style:style style:name="P30" style:family="paragraph" style:parent-style-name="Standard">
      <style:text-properties officeooo:rsid="002411b3" officeooo:paragraph-rsid="002411b3"/>
    </style:style>
    <style:style style:name="P31" style:family="paragraph" style:parent-style-name="Standard">
      <style:text-properties officeooo:rsid="0027121f" officeooo:paragraph-rsid="0027121f"/>
    </style:style>
    <style:style style:name="P32" style:family="paragraph" style:parent-style-name="Standard">
      <style:text-properties style:text-underline-style="solid" style:text-underline-width="auto" style:text-underline-color="font-color" officeooo:rsid="0027121f" officeooo:paragraph-rsid="0027121f"/>
    </style:style>
    <style:style style:name="P33" style:family="paragraph" style:parent-style-name="Standard">
      <style:text-properties officeooo:rsid="00285cb4" officeooo:paragraph-rsid="00285cb4"/>
    </style:style>
    <style:style style:name="P34" style:family="paragraph" style:parent-style-name="Standard">
      <style:text-properties officeooo:rsid="00299f4e" officeooo:paragraph-rsid="00299f4e"/>
    </style:style>
    <style:style style:name="P35" style:family="paragraph" style:parent-style-name="Standard">
      <style:text-properties officeooo:paragraph-rsid="00299f4e"/>
    </style:style>
    <style:style style:name="P36" style:family="paragraph" style:parent-style-name="Standard">
      <style:text-properties officeooo:rsid="002ae073" officeooo:paragraph-rsid="002ae073"/>
    </style:style>
    <style:style style:name="P37" style:family="paragraph" style:parent-style-name="Standard">
      <style:text-properties officeooo:rsid="002b77b9" officeooo:paragraph-rsid="002b77b9"/>
    </style:style>
    <style:style style:name="P38" style:family="paragraph" style:parent-style-name="Standard">
      <style:text-properties officeooo:rsid="002c53c0" officeooo:paragraph-rsid="002c53c0"/>
    </style:style>
    <style:style style:name="P39" style:family="paragraph" style:parent-style-name="Standard">
      <style:text-properties fo:font-weight="normal" officeooo:rsid="002c53c0" officeooo:paragraph-rsid="002c53c0" fo:background-color="transparent" style:font-weight-asian="normal" style:font-weight-complex="normal"/>
    </style:style>
    <style:style style:name="P40" style:family="paragraph" style:parent-style-name="Standard">
      <style:paragraph-properties fo:break-before="page"/>
      <style:text-properties fo:font-weight="bold" officeooo:rsid="000f7021" officeooo:paragraph-rsid="000f7021" style:font-weight-asian="bold" style:font-weight-complex="bold"/>
    </style:style>
    <style:style style:name="P41" style:family="paragraph" style:parent-style-name="Standard">
      <style:paragraph-properties fo:break-before="page"/>
      <style:text-properties fo:color="#000000" fo:font-weight="bold" officeooo:rsid="000f7021" officeooo:paragraph-rsid="000f7021" style:font-weight-asian="bold" style:font-weight-complex="bold"/>
    </style:style>
    <style:style style:name="P42" style:family="paragraph" style:parent-style-name="Standard">
      <style:paragraph-properties fo:break-before="page"/>
      <style:text-properties fo:color="#000000" fo:font-weight="bold" officeooo:rsid="000f7021" officeooo:paragraph-rsid="000f7021" fo:background-color="transparent" style:font-weight-asian="bold" style:font-weight-complex="bold"/>
    </style:style>
    <style:style style:name="P43" style:family="paragraph" style:parent-style-name="Standard">
      <style:paragraph-properties fo:break-before="page"/>
      <style:text-properties officeooo:rsid="000f7021" officeooo:paragraph-rsid="000f702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411b3" style:font-weight-asian="bold" style:font-weight-complex="bold"/>
    </style:style>
    <style:style style:name="T3" style:family="text">
      <style:text-properties fo:font-weight="bold" fo:background-color="transparent" loext:char-shading-value="0" style:font-weight-asian="bold" style:font-weight-complex="bold"/>
    </style:style>
    <style:style style:name="T4" style:family="text">
      <style:text-properties fo:background-color="#fff200" loext:char-shading-value="0"/>
    </style:style>
    <style:style style:name="T5" style:family="text">
      <style:text-properties officeooo:rsid="00146f4f"/>
    </style:style>
    <style:style style:name="T6" style:family="text">
      <style:text-properties fo:background-color="transparent" loext:char-shading-value="0"/>
    </style:style>
    <style:style style:name="T7" style:family="text">
      <style:text-properties fo:color="#000000" fo:background-color="transparent" loext:char-shading-value="0"/>
    </style:style>
    <style:style style:name="T8" style:family="text">
      <style:text-properties fo:color="#000000" fo:font-weight="bold" style:font-weight-asian="bold" style:font-weight-complex="bold"/>
    </style:style>
    <style:style style:name="T9" style:family="text">
      <style:text-properties officeooo:rsid="001ddc41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5d5b9" style:font-weight-asian="normal" style:font-weight-complex="normal"/>
    </style:style>
    <style:style style:name="T12" style:family="text">
      <style:text-properties officeooo:rsid="001fddd2"/>
    </style:style>
    <style:style style:name="T13" style:family="text">
      <style:text-properties officeooo:rsid="002411b3"/>
    </style:style>
    <style:style style:name="T14" style:family="text">
      <style:text-properties officeooo:rsid="0025d5b9"/>
    </style:style>
    <style:style style:name="T15" style:family="text">
      <style:text-properties officeooo:rsid="00299f4e"/>
    </style:style>
    <style:style style:name="T16" style:family="text">
      <style:text-properties officeooo:rsid="002b77b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ACTICA 2</text:p>
      <text:p text:style-name="Title">Limpieza y Validación de los datos</text:p>
      <text:p text:style-name="Subtitle">Tipología y ciclo de vida de los datos</text:p>
      <text:p text:style-name="P38"/>
      <text:p text:style-name="P38"/>
      <text:p text:style-name="P38"/>
      <text:h text:style-name="Heading_20_2" text:outline-level="2">Jose Vicente Márquez Garrido</text:h>
      <text:h text:style-name="Heading_20_2" text:outline-level="2">13-01-2019</text:h>
      <text:p text:style-name="P41"><text:span text:style-name="T6">1.- </text:span>Descripción del Dataset</text:p>
      <text:p text:style-name="P1"/>
      <text:p text:style-name="P17"><text:span text:style-name="T5">La colección de datos que es la fuente de este análisis procede de la web de Kaggle del siguiente enlace: </text:span><text:a xlink:type="simple" xlink:href="https://www.kaggle.com/c/3136/download-all" text:style-name="Internet_20_link" text:visited-style-name="Visited_20_Internet_20_Link"><text:span text:style-name="T5">https://www.kaggle.com/c/3136/download-all</text:span></text:a><text:span text:style-name="T5"> y se corresponde con un listado de pasajeros del Titanic tanto supervivientes como no.</text:span></text:p>
      <text:p text:style-name="P17"/>
      <text:p text:style-name="P18">Se trata de un dataset que consta de dos ficheros csv: train y test, cuyo nombre es autoexplicativo, puesto que se trata de una de las actividades iniciales de la página de Kaggle para entrenar nuestras habilidades en Data Science.</text:p>
      <text:p text:style-name="P18"/>
      <text:p text:style-name="P18">El fichero train contiene 891 registros(o filas) y 12 variables (o columnas). Las 12 variables con las siguientes:</text:p>
      <text:p text:style-name="P18"/>
      <text:p text:style-name="P18"><text:span text:style-name="T1">PassengerId</text:span>: un simple numero de identificador de pasajero.</text:p>
      <text:p text:style-name="P18"/>
      <text:p text:style-name="P18"><text:span text:style-name="T1">Survived</text:span>: Que nos indica si el pasajero sobrevivió con un 1 o sino con el valor 0</text:p>
      <text:p text:style-name="P18"/>
      <text:p text:style-name="P18"><text:span text:style-name="T1">Pclass</text:span>: Que nos indica en que clase viajaba el pasajero y que va de 1 hasta 3</text:p>
      <text:p text:style-name="P18"/>
      <text:p text:style-name="P18"><text:span text:style-name="T1">Name</text:span>: El nombre, apellidos y tratamiento del pasajeros</text:p>
      <text:p text:style-name="P18"/>
      <text:p text:style-name="P18"><text:span text:style-name="T1">Sex</text:span>: el sexo del pasajero</text:p>
      <text:p text:style-name="P18"/>
      <text:p text:style-name="P19"><text:span text:style-name="T1">Age</text:span>: la edad del pasajero</text:p>
      <text:p text:style-name="P19"/>
      <text:p text:style-name="P19"><text:span text:style-name="T1">SibSp</text:span>: el número de parientes hermanos o cónyuges abordo del Titanic</text:p>
      <text:p text:style-name="P19"/>
      <text:p text:style-name="P19"><text:span text:style-name="T1">Parch</text:span>: el número de parientes padres o hijos abordo de Titanic</text:p>
      <text:p text:style-name="P19"/>
      <text:p text:style-name="P19"><text:span text:style-name="T1">Ticket</text:span>: el identificador del ticket del pasajero</text:p>
      <text:p text:style-name="P19"/>
      <text:p text:style-name="P19"><text:span text:style-name="T1">Fare</text:span>: la tarifa pagada</text:p>
      <text:p text:style-name="P19"/>
      <text:p text:style-name="P19"><text:span text:style-name="T1">Cabin</text:span>: la cabina que ocupaban si es que tenían</text:p>
      <text:p text:style-name="P19"/>
      <text:p text:style-name="P19"><text:span text:style-name="T1">Embarked</text:span>: la ciudad donde embarcaron</text:p>
      <text:p text:style-name="P19"/>
      <text:p text:style-name="P19"/>
      <text:p text:style-name="P18">En lo único que difiere el fichero test es que contiene el resto de pasajeros pero sin la columna Survived que tendremos que rellenar en base a nuestras predicciones.</text:p>
      <text:p text:style-name="P18"/>
      <text:p text:style-name="P26">Este dataset es importante en mi opinión por dos motivos, el primero porque supone una oportunidad para todos los estudiosos del Data Science de entrenar sus habilidades enfrentándose a unos datos reales. Por otro lado el poder establecer correlaciones, patrones y predicciones sobre catástrofes que implican la pérdida de vidas humanas, siempre es una posibilidad de mejorar e intentar minimizar los daños en próximas oportunidades.</text:p>
      <text:p text:style-name="P17"/>
      <text:p text:style-name="P20"><text:span text:style-name="T7"/></text:p>
      <text:p text:style-name="P40"><text:span text:style-name="T7">2.-</text:span> Integración y selección de los datos</text:p>
      <text:p text:style-name="P1"/>
      <text:p text:style-name="P27">En principio de las 12 variables descritas existen algunas que no serán relevantes para nuestro análisis y que por tanto podemos <text:span text:style-name="T8">eliminar</text:span>, y son las siguientes:</text:p>
      <text:p text:style-name="P27"/>
      <text:p text:style-name="P27"><text:span text:style-name="T1">Passenger id</text:span>: que es un identificador, una etiqueta para reconocer el registro de cada pasajero y que por tanto no tiene ni influencia ni significado mas allá de estos.</text:p>
      <text:p text:style-name="P27"/>
      <text:p text:style-name="P27"><text:span text:style-name="T1">Name</text:span>: El nombre del pasajero tampoco será relevante para nuestro análisis</text:p>
      <text:p text:style-name="P27"/>
      <text:p text:style-name="P27"><text:span text:style-name="T1">Ticket</text:span>: tampoco es relevante para el análisis pues se trata de un mero numero de identificación del pasaje adquirido por el pasajero.</text:p>
      <text:p text:style-name="P27"/>
      <text:p text:style-name="P28">Para eliminar estas variables y preparar los datos par su limpieza vamos a cargarlos en un dataframe y proce<text:span text:style-name="T9">d</text:span>er a eliminar las colum<text:span text:style-name="T12">n</text:span>as que no nos interesan:</text:p>
      <text:p text:style-name="P27"/>
      <text:p text:style-name="P3"><text:span text:style-name="CommentTok"># Lectura de datos: importación del dataset train.csv</text:span><text:line-break/><text:span text:style-name="NormalTok">titanic &lt;-</text:span><text:span text:style-name="StringTok"> </text:span><text:span text:style-name="KeywordTok">read.csv</text:span><text:span text:style-name="NormalTok">(</text:span><text:span text:style-name="StringTok">"train.csv"</text:span><text:span text:style-name="NormalTok">)</text:span><text:line-break/><text:line-break/><text:span text:style-name="CommentTok">#eliminamos las columnas 1, 4, y 9</text:span><text:line-break/><text:span text:style-name="NormalTok">titanic &lt;-</text:span><text:span text:style-name="StringTok"> </text:span><text:span text:style-name="NormalTok">titanic[</text:span><text:span text:style-name="KeywordTok">c</text:span><text:span text:style-name="NormalTok">(</text:span><text:span text:style-name="OperatorTok">-</text:span><text:span text:style-name="DecValTok">1</text:span><text:span text:style-name="NormalTok">,</text:span><text:span text:style-name="OperatorTok">-</text:span><text:span text:style-name="DecValTok">4</text:span><text:span text:style-name="NormalTok">,</text:span><text:span text:style-name="OperatorTok">-</text:span><text:span text:style-name="DecValTok">9</text:span><text:span text:style-name="NormalTok">)]</text:span><text:line-break/><text:line-break/><text:span text:style-name="CommentTok">#comprobamos que el dataframe tiene la estructura correcta: listamos las 5 primeras filas</text:span><text:line-break/><text:span text:style-name="NormalTok">titanic[</text:span><text:span text:style-name="DecValTok">1</text:span><text:span text:style-name="OperatorTok">:</text:span><text:span text:style-name="DecValTok">5</text:span><text:span text:style-name="NormalTok">,</text:span><text:span text:style-name="DecValTok">1</text:span><text:span text:style-name="OperatorTok">:</text:span><text:span text:style-name="DecValTok">9</text:span><text:span text:style-name="NormalTok">]</text:span></text:p>
      <text:p text:style-name="P2"><text:span text:style-name="Verbatim_20_Char">## <text:s text:c="2"/>Survived Pclass <text:s text:c="3"/>Sex Age SibSp Parch <text:s text:c="3"/>Fare Cabin Embarked</text:span><text:line-break/><text:span text:style-name="Verbatim_20_Char">## 1 <text:s text:c="7"/>0 <text:s text:c="5"/>3 <text:s text:c="2"/>male <text:s/>22 <text:s text:c="4"/>1 <text:s text:c="4"/>0 <text:s/>7.2500 <text:s text:c="13"/>S</text:span><text:line-break/><text:span text:style-name="Verbatim_20_Char">## 2 <text:s text:c="7"/>1 <text:s text:c="5"/>1 female <text:s/>38 <text:s text:c="4"/>1 <text:s text:c="4"/>0 71.2833 <text:s text:c="2"/>C85 <text:s text:c="7"/>C</text:span><text:line-break/><text:span text:style-name="Verbatim_20_Char">## 3 <text:s text:c="7"/>1 <text:s text:c="5"/>3 female <text:s/>26 <text:s text:c="4"/>0 <text:s text:c="4"/>0 <text:s/>7.9250 <text:s text:c="13"/>S</text:span><text:line-break/><text:span text:style-name="Verbatim_20_Char">## 4 <text:s text:c="7"/>1 <text:s text:c="5"/>1 female <text:s/>35 <text:s text:c="4"/>1 <text:s text:c="4"/>0 53.1000 <text:s/>C123 <text:s text:c="7"/>S</text:span><text:line-break/><text:span text:style-name="Verbatim_20_Char">## 5 <text:s text:c="7"/>0 <text:s text:c="5"/>3 <text:s text:c="2"/>male <text:s/>35 <text:s text:c="4"/>0 <text:s text:c="4"/>0 <text:s/>8.0500 <text:s text:c="13"/>S</text:span></text:p>
      <text:p text:style-name="P1"/>
      <text:p text:style-name="P29">Por último comprobamos que R asigna del tipo de dato adecuado para cada una de las variables que vamos a tratar.</text:p>
      <text:p text:style-name="P29"/>
      <text:p text:style-name="P5"><text:span text:style-name="CommentTok">#comprobamos que tipo de dato asigna R a las variables</text:span><text:line-break/><text:span text:style-name="KeywordTok">sapply</text:span><text:span text:style-name="NormalTok">(titanic, </text:span><text:span text:style-name="ControlFlowTok">function</text:span><text:span text:style-name="NormalTok">(x) </text:span><text:span text:style-name="KeywordTok">class</text:span><text:span text:style-name="NormalTok">(x))</text:span></text:p>
      <text:p text:style-name="P4"><text:span text:style-name="Verbatim_20_Char">## <text:s/>Survived <text:s text:c="3"/>Pclass <text:s text:c="6"/>Sex <text:s text:c="6"/>Age <text:s text:c="4"/>SibSp <text:s text:c="4"/>Parch <text:s text:c="5"/>Fare </text:span><text:line-break/><text:span text:style-name="Verbatim_20_Char">## "integer" "integer" <text:s/>"factor" "numeric" "integer" "integer" "numeric" </text:span><text:line-break/><text:span text:style-name="Verbatim_20_Char">## <text:s text:c="4"/>Cabin <text:s/>Embarked </text:span><text:line-break/><text:span text:style-name="Verbatim_20_Char">## <text:s/>"factor" <text:s/>"factor"</text:span></text:p>
      <text:p text:style-name="P29"/>
      <text:p text:style-name="P1"><text:span text:style-name="T4"/></text:p>
      <text:p text:style-name="P42">3.- Limpieza de los datos</text:p>
      <text:p text:style-name="P1"/>
      <text:p text:style-name="P16"><text:span text:style-name="T1">3.1 Tratamiento de </text:span><text:span text:style-name="T2">c</text:span><text:span text:style-name="T1">eros y elementos vacíos</text:span></text:p>
      <text:p text:style-name="P16"><text:span text:style-name="T1"><text:tab/></text:span></text:p>
      <text:p text:style-name="P1"><text:tab/><text:span text:style-name="T13">Veamos primero que variables son susceptibles de tener ceros <text:s/>según el tipo de dominio que R les ha asignado y analicemos su significa y posible tratamiento.</text:span></text:p>
      <text:p text:style-name="P1"/>
      <text:p text:style-name="P30">En nuestro caso estas variables son:</text:p>
      <text:p text:style-name="P30"/>
      <text:p text:style-name="P30"><text:span text:style-name="T1">Survived:</text:span> Donde el cero es un valor concreto que nos indica la no supervivencia del pasajero luego no debemos transformarlo de ninguna manera.</text:p>
      <text:p text:style-name="P30"/>
      <text:p text:style-name="P22">Pclass: <text:span text:style-name="T10">Donde el cero si seria un valor atípico que podría indicar o un error o la inexistencia de valor, tendremos que testear si esta columna tiene ceros y en ese caso la opción mejor sería probablemente eliminar el registro o sustituirlo por la mediana.</text:span></text:p>
      <text:p text:style-name="P22"><text:span text:style-name="T10"/></text:p>
      <text:p text:style-name="P22">Age: <text:span text:style-name="T11">En este caso un cero aquí supondría un valor atípico y la elección para su tratamiento sería sustituirlo por la media</text:span></text:p>
      <text:p text:style-name="P22"><text:span text:style-name="T10"/></text:p>
      <text:p text:style-name="P22">SibSp:<text:span text:style-name="T10"> Ocurre lo mismo que son Survived representa un valor</text:span></text:p>
      <text:p text:style-name="P1"><text:tab/></text:p>
      <text:p text:style-name="P23"><text:span text:style-name="T14">Parch</text:span>:<text:span text:style-name="T10"> Ocurre lo mismo que son Survived representa un valor</text:span></text:p>
      <text:p text:style-name="P23"><text:span text:style-name="T10"/></text:p>
      <text:p text:style-name="P24">Fare: <text:span text:style-name="T10">En este caso el cero también representaría un valor atípico aunque no es descartable que ciertos pasajeros pudieran viajar gratis por tanto tampoco lo modificaremos</text:span></text:p>
      <text:p text:style-name="P24"><text:span text:style-name="T10"/></text:p>
      <text:p text:style-name="P24"><text:span text:style-name="T10">Así que en primer lugar vamos a comprobar si Pclass o Age contienen ceros, lo haremos directamente creando un subset con aquellas filas que contengan ceros. Si el subset es vacío no hacemos nada y sino lo tratamos según hemos planeado.</text:span></text:p>
      <text:p text:style-name="P24"><text:span text:style-name="T10"/></text:p>
      <text:p text:style-name="P8"><text:span text:style-name="CommentTok">#Comprobamos si existen ceros en la columna Pclass</text:span><text:line-break/><text:span text:style-name="NormalTok">ceroPclass <text:s/>&lt;-</text:span><text:span text:style-name="StringTok"> </text:span><text:span text:style-name="KeywordTok">subset</text:span><text:span text:style-name="NormalTok">(titanic,Pclass</text:span><text:span text:style-name="OperatorTok">==</text:span><text:span text:style-name="StringTok">"0"</text:span><text:span text:style-name="NormalTok">)</text:span><text:line-break/><text:span text:style-name="NormalTok">ceroPclass</text:span></text:p>
      <text:p text:style-name="P8"><text:span text:style-name="Verbatim_20_Char">## [1] Survived Pclass <text:s text:c="2"/>Sex <text:s text:c="5"/>Age <text:s text:c="5"/>SibSp <text:s text:c="3"/>Parch <text:s text:c="3"/>Fare <text:s text:c="4"/>Cabin <text:s text:c="2"/></text:span><text:line-break/><text:span text:style-name="Verbatim_20_Char">## [9] Embarked</text:span><text:line-break/><text:span text:style-name="Verbatim_20_Char">## &lt;0 rows&gt; (or 0-length row.names)</text:span></text:p>
      <text:p text:style-name="P8"><text:span text:style-name="CommentTok">#Comprobamos si existen ceros en la columna Age</text:span><text:line-break/><text:span text:style-name="NormalTok">ceroAge <text:s/>&lt;-</text:span><text:span text:style-name="StringTok"> </text:span><text:span text:style-name="KeywordTok">subset</text:span><text:span text:style-name="NormalTok">(titanic,Age</text:span><text:span text:style-name="OperatorTok">==</text:span><text:span text:style-name="StringTok">"0"</text:span><text:span text:style-name="NormalTok">)</text:span><text:line-break/><text:span text:style-name="NormalTok">ceroAge</text:span></text:p>
      <text:p text:style-name="P6"><text:span text:style-name="Verbatim_20_Char"><text:span text:style-name="T10">## [1] Survived Pclass <text:s text:c="2"/>Sex <text:s text:c="5"/>Age <text:s text:c="5"/>SibSp <text:s text:c="3"/>Parch <text:s text:c="3"/>Fare <text:s text:c="4"/>Cabin <text:s text:c="2"/></text:span></text:span><text:span text:style-name="T10"><text:line-break/></text:span><text:span text:style-name="Verbatim_20_Char"><text:span text:style-name="T10">## [9] Embarked</text:span></text:span><text:span text:style-name="T10"><text:line-break/></text:span><text:span text:style-name="Verbatim_20_Char"><text:span text:style-name="T10">## &lt;0 rows&gt; (or 0-length row.names)</text:span></text:span></text:p>
      <text:p text:style-name="P24"/>
      <text:p text:style-name="P31">Como vemos no existen ceros ni en la columna Age ni en Pclass por tanto no necesitamos aplicar ningún tratamiento a los ceros existentes pues representan valores plausibles para las variables a estudiar.</text:p>
      <text:p text:style-name="P31"/>
      <text:p text:style-name="P32">Tratamiento de elementos vacíos</text:p>
      <text:p text:style-name="P16"/>
      <text:p text:style-name="P33">Vamos en primer lugar a detectar que columnas tienen elementos vacíos, para ello utilizaremos la función is.na()</text:p>
      <text:p text:style-name="P33"/>
      <text:p text:style-name="P33"/>
      <text:p text:style-name="P10"><text:soft-page-break/><text:span text:style-name="CommentTok">#comprobamos que columnas tienen valores vacíos y en que cantidad</text:span><text:line-break/><text:span text:style-name="KeywordTok">sapply</text:span><text:span text:style-name="NormalTok">(titanic, </text:span><text:span text:style-name="ControlFlowTok">function</text:span><text:span text:style-name="NormalTok">(x) </text:span><text:span text:style-name="KeywordTok">sum</text:span><text:span text:style-name="NormalTok">(</text:span><text:span text:style-name="KeywordTok">is.na</text:span><text:span text:style-name="NormalTok">(x)))</text:span></text:p>
      <text:p text:style-name="P9"><text:span text:style-name="Verbatim_20_Char">## Survived <text:s text:c="2"/>Pclass <text:s text:c="5"/>Sex <text:s text:c="5"/>Age <text:s text:c="3"/>SibSp <text:s text:c="3"/>Parch <text:s text:c="4"/>Fare <text:s text:c="3"/>Cabin </text:span><text:line-break/><text:span text:style-name="Verbatim_20_Char">## <text:s text:c="7"/>0 <text:s text:c="7"/>0 <text:s text:c="7"/>0 <text:s text:c="5"/>177 <text:s text:c="7"/>0 <text:s text:c="7"/>0 <text:s text:c="7"/>0 <text:s text:c="7"/>0 </text:span><text:line-break/><text:span text:style-name="Verbatim_20_Char">## Embarked </text:span><text:line-break/><text:span text:style-name="Verbatim_20_Char">## <text:s text:c="7"/>0</text:span></text:p>
      <text:p text:style-name="P33"/>
      <text:p text:style-name="P33">Como vemos es la columna Age la que tiene 177 valores vacíos que vamos a proceder a sustituir por la media de edad <text:span text:style-name="T15">y lo haremos distinguiendo por sexo.</text:span></text:p>
      <text:p text:style-name="P33"/>
      <text:p text:style-name="P12"><text:span text:style-name="CommentTok">#primero obtenemos la media de edad por sexo</text:span><text:line-break/><text:span text:style-name="NormalTok">media_male_Age &lt;-</text:span><text:span text:style-name="StringTok"> </text:span><text:span text:style-name="KeywordTok">mean</text:span><text:span text:style-name="NormalTok">(titanic[titanic</text:span><text:span text:style-name="OperatorTok">$</text:span><text:span text:style-name="NormalTok">Sex</text:span><text:span text:style-name="OperatorTok">==</text:span><text:span text:style-name="StringTok">"male"</text:span><text:span text:style-name="NormalTok">, </text:span><text:span text:style-name="StringTok">"Age"</text:span><text:span text:style-name="NormalTok">], </text:span><text:span text:style-name="DataTypeTok">na.rm=</text:span><text:span text:style-name="OtherTok">TRUE</text:span><text:span text:style-name="NormalTok">)</text:span><text:line-break/><text:span text:style-name="NormalTok">media_female_Age &lt;-</text:span><text:span text:style-name="StringTok"> </text:span><text:span text:style-name="KeywordTok">mean</text:span><text:span text:style-name="NormalTok">(titanic[titanic</text:span><text:span text:style-name="OperatorTok">$</text:span><text:span text:style-name="NormalTok">Sex</text:span><text:span text:style-name="OperatorTok">==</text:span><text:span text:style-name="StringTok">"female"</text:span><text:span text:style-name="NormalTok">, </text:span><text:span text:style-name="StringTok">"Age"</text:span><text:span text:style-name="NormalTok">], </text:span><text:span text:style-name="DataTypeTok">na.rm=</text:span><text:span text:style-name="OtherTok">TRUE</text:span><text:span text:style-name="NormalTok">)</text:span><text:line-break/><text:line-break/><text:span text:style-name="NormalTok">media_male_Age</text:span></text:p>
      <text:p text:style-name="P12"><text:span text:style-name="Verbatim_20_Char">## [1] 30.72664</text:span></text:p>
      <text:p text:style-name="P12"><text:span text:style-name="NormalTok">media_female_Age</text:span></text:p>
      <text:p text:style-name="P12"><text:span text:style-name="Verbatim_20_Char">## [1] 27.91571</text:span></text:p>
      <text:p text:style-name="P11"><text:span text:style-name="CommentTok">#sustituimos los valores vacios de Age por el valor medio de la edad de los pasajeros</text:span><text:line-break/><text:span text:style-name="NormalTok">titanic[</text:span><text:span text:style-name="KeywordTok">is.na</text:span><text:span text:style-name="NormalTok">(titanic</text:span><text:span text:style-name="OperatorTok">$</text:span><text:span text:style-name="NormalTok">Age) </text:span><text:span text:style-name="OperatorTok">&amp;</text:span><text:span text:style-name="StringTok"> </text:span><text:span text:style-name="NormalTok">titanic</text:span><text:span text:style-name="OperatorTok">$</text:span><text:span text:style-name="NormalTok">Sex</text:span><text:span text:style-name="OperatorTok">==</text:span><text:span text:style-name="StringTok">"male"</text:span><text:span text:style-name="NormalTok">,</text:span><text:span text:style-name="StringTok">"Age"</text:span><text:span text:style-name="NormalTok">] &lt;-</text:span><text:span text:style-name="StringTok"> </text:span><text:span text:style-name="NormalTok">media_male_Age</text:span><text:line-break/><text:span text:style-name="NormalTok">titanic[</text:span><text:span text:style-name="KeywordTok">is.na</text:span><text:span text:style-name="NormalTok">(titanic</text:span><text:span text:style-name="OperatorTok">$</text:span><text:span text:style-name="NormalTok">Age) </text:span><text:span text:style-name="OperatorTok">&amp;</text:span><text:span text:style-name="StringTok"> </text:span><text:span text:style-name="NormalTok">titanic</text:span><text:span text:style-name="OperatorTok">$</text:span><text:span text:style-name="NormalTok">Sex</text:span><text:span text:style-name="OperatorTok">==</text:span><text:span text:style-name="StringTok">"female"</text:span><text:span text:style-name="NormalTok">,</text:span><text:span text:style-name="StringTok">"Age"</text:span><text:span text:style-name="NormalTok">] &lt;-</text:span><text:span text:style-name="StringTok"> </text:span><text:span text:style-name="NormalTok">media_female_Age</text:span><text:line-break/></text:p>
      <text:p text:style-name="P34">Por último comprobamos que ya existente valores vacíos</text:p>
      <text:p text:style-name="P34"/>
      <text:p text:style-name="P35"><text:span text:style-name="CommentTok">#finalmente comprobamos que ya no existen valores vacíos en el dataframe</text:span><text:line-break/><text:span text:style-name="KeywordTok">sapply</text:span><text:span text:style-name="NormalTok">(titanic, </text:span><text:span text:style-name="ControlFlowTok">function</text:span><text:span text:style-name="NormalTok">(x) </text:span><text:span text:style-name="KeywordTok">sum</text:span><text:span text:style-name="NormalTok">(</text:span><text:span text:style-name="KeywordTok">is.na</text:span><text:span text:style-name="NormalTok">(x)))</text:span></text:p>
      <text:p text:style-name="P11"><text:span text:style-name="Verbatim_20_Char">## Survived <text:s text:c="2"/>Pclass <text:s text:c="5"/>Sex <text:s text:c="5"/>Age <text:s text:c="3"/>SibSp <text:s text:c="3"/>Parch <text:s text:c="4"/>Fare <text:s text:c="3"/>Cabin </text:span><text:line-break/><text:span text:style-name="Verbatim_20_Char">## <text:s text:c="7"/>0 <text:s text:c="7"/>0 <text:s text:c="7"/>0 <text:s text:c="7"/>0 <text:s text:c="7"/>0 <text:s text:c="7"/>0 <text:s text:c="7"/>0 <text:s text:c="7"/>0 </text:span><text:line-break/><text:span text:style-name="Verbatim_20_Char">## Embarked </text:span><text:line-break/><text:span text:style-name="Verbatim_20_Char">## <text:s text:c="7"/>0</text:span></text:p>
      <text:p text:style-name="P33"/>
      <text:p text:style-name="P21">3.2 Tratamiento de valores extremos</text:p>
      <text:p text:style-name="P1"/>
      <text:p text:style-name="P36">Los valores extremos o outiliers son aquellos valores muy alejados del resto de valores de una variable de manera que pueden desvirtuar un estudio en caso de que sean motivados por errores.</text:p>
      <text:p text:style-name="P36">Para identificar estos valores vamos utilizar la función boxplot con cada una de las variables <text:span text:style-name="T16">donde sea aplicable</text:span> y a observar los resultados que nos muestra y planear el tratamiento adecuado. </text:p>
      <text:p text:style-name="P36"/>
      <text:p text:style-name="P37">En concreto excluiremos las variables tipo Factor y estudiaremos la siguientes:</text:p>
      <text:p text:style-name="P37"/>
      <text:p text:style-name="P37">Age, SibSp, Parch y Fare</text:p>
      <text:p text:style-name="P37"/>
      <text:p text:style-name="P14"><text:span text:style-name="CommentTok">#deteccion de valores extremos</text:span><text:line-break/><text:span text:style-name="KeywordTok">boxplot.stats</text:span><text:span text:style-name="NormalTok">(titanic</text:span><text:span text:style-name="OperatorTok">$</text:span><text:span text:style-name="NormalTok">Age)</text:span><text:span text:style-name="OperatorTok">$</text:span><text:span text:style-name="NormalTok">out</text:span></text:p>
      <text:p text:style-name="P14"><text:span text:style-name="Verbatim_20_Char">## <text:s/>[1] <text:s/>2.00 58.00 55.00 <text:s/>2.00 66.00 65.00 <text:s/>0.83 59.00 71.00 70.50 <text:s/>2.00</text:span><text:line-break/><text:span text:style-name="Verbatim_20_Char">## [12] 55.50 <text:s/>1.00 61.00 <text:s/>1.00 56.00 <text:s/>1.00 58.00 <text:s/>2.00 59.00 62.00 58.00</text:span><text:line-break/><text:span text:style-name="Verbatim_20_Char">## [23] 63.00 65.00 <text:s/>2.00 <text:s/>0.92 61.00 <text:s/>2.00 60.00 <text:s/>1.00 <text:s/>1.00 64.00 65.00</text:span><text:line-break/><text:span text:style-name="Verbatim_20_Char">## [34] 56.00 <text:s/>0.75 <text:s/>2.00 63.00 58.00 55.00 71.00 <text:s/>2.00 64.00 62.00 62.00</text:span><text:line-break/><text:span text:style-name="Verbatim_20_Char">## [45] 60.00 61.00 57.00 80.00 <text:s/>2.00 <text:s/>0.75 56.00 58.00 70.00 60.00 60.00</text:span><text:line-break/><text:span text:style-name="Verbatim_20_Char">## [56] 70.00 <text:s/>0.67 57.00 <text:s/>1.00 <text:s/>0.42 <text:s/>2.00 <text:s/>1.00 62.00 <text:s/>0.83 74.00 56.00</text:span></text:p>
      <text:p text:style-name="P14"><text:span text:style-name="KeywordTok">boxplot.stats</text:span><text:span text:style-name="NormalTok">(titanic</text:span><text:span text:style-name="OperatorTok">$</text:span><text:span text:style-name="NormalTok">SibSp)</text:span><text:span text:style-name="OperatorTok">$</text:span><text:span text:style-name="NormalTok">out</text:span></text:p>
      <text:p text:style-name="P14"><text:span text:style-name="Verbatim_20_Char">## <text:s/>[1] 3 4 3 3 4 5 3 4 5 3 3 4 8 4 4 3 8 4 8 3 4 4 4 4 8 3 3 5 3 5 3 4 4 3 3</text:span><text:line-break/><text:span text:style-name="Verbatim_20_Char">## [36] 5 4 3 4 8 4 3 4 8 4 8</text:span></text:p>
      <text:p text:style-name="P14"><text:span text:style-name="KeywordTok">boxplot.stats</text:span><text:span text:style-name="NormalTok">(titanic</text:span><text:span text:style-name="OperatorTok">$</text:span><text:span text:style-name="NormalTok">Parch)</text:span><text:span text:style-name="OperatorTok">$</text:span><text:span text:style-name="NormalTok">out</text:span></text:p>
      <text:p text:style-name="P14"><text:soft-page-break/><text:span text:style-name="Verbatim_20_Char">## <text:s text:c="2"/>[1] 1 2 1 5 1 1 5 2 2 1 1 2 2 2 1 2 2 2 3 2 2 1 1 1 1 2 1 1 2 2 1 2 2 2 1</text:span><text:line-break/><text:span text:style-name="Verbatim_20_Char">## <text:s/>[36] 2 1 1 2 1 4 1 1 1 1 2 2 1 2 1 1 1 2 1 1 2 2 2 1 1 2 2 1 2 1 1 1 1 1 1</text:span><text:line-break/><text:span text:style-name="Verbatim_20_Char">## <text:s/>[71] 1 2 1 2 2 1 1 2 1 1 2 1 1 1 1 2 1 1 1 4 1 1 2 2 2 2 2 1 1 1 2 2 1 1 2</text:span><text:line-break/><text:span text:style-name="Verbatim_20_Char">## [106] 2 3 4 1 2 1 1 2 1 2 1 2 1 1 2 2 1 1 1 1 2 2 2 2 2 2 1 1 2 1 4 1 1 2 1</text:span><text:line-break/><text:span text:style-name="Verbatim_20_Char">## [141] 2 1 1 2 5 2 1 1 1 2 1 5 2 1 1 1 2 1 6 1 2 1 2 1 1 1 1 1 1 1 3 2 1 1 1</text:span><text:line-break/><text:span text:style-name="Verbatim_20_Char">## [176] 1 2 1 2 3 1 2 1 2 2 1 1 2 1 2 1 2 1 1 1 2 1 1 2 1 2 1 1 1 1 3 2 1 1 1</text:span><text:line-break/><text:span text:style-name="Verbatim_20_Char">## [211] 1 5 2</text:span></text:p>
      <text:p text:style-name="P14"><text:span text:style-name="KeywordTok">boxplot.stats</text:span><text:span text:style-name="NormalTok">(titanic</text:span><text:span text:style-name="OperatorTok">$</text:span><text:span text:style-name="NormalTok">Fare)</text:span><text:span text:style-name="OperatorTok">$</text:span><text:span text:style-name="NormalTok">out</text:span></text:p>
      <text:p text:style-name="P13"><text:span text:style-name="Verbatim_20_Char">## <text:s text:c="2"/>[1] <text:s/>71.2833 263.0000 146.5208 <text:s/>82.1708 <text:s/>76.7292 <text:s/>80.0000 <text:s/>83.4750</text:span><text:line-break/><text:span text:style-name="Verbatim_20_Char">## <text:s text:c="2"/>[8] <text:s/>73.5000 263.0000 <text:s/>77.2875 247.5208 <text:s/>73.5000 <text:s/>77.2875 <text:s/>79.2000</text:span><text:line-break/><text:span text:style-name="Verbatim_20_Char">## <text:s/>[15] <text:s/>66.6000 <text:s/>69.5500 <text:s/>69.5500 146.5208 <text:s/>69.5500 113.2750 <text:s/>76.2917</text:span><text:line-break/><text:span text:style-name="Verbatim_20_Char">## <text:s/>[22] <text:s/>90.0000 <text:s/>83.4750 <text:s/>90.0000 <text:s/>79.2000 <text:s/>86.5000 512.3292 <text:s/>79.6500</text:span><text:line-break/><text:span text:style-name="Verbatim_20_Char">## <text:s/>[29] 153.4625 135.6333 <text:s/>77.9583 <text:s/>78.8500 <text:s/>91.0792 151.5500 247.5208</text:span><text:line-break/><text:span text:style-name="Verbatim_20_Char">## <text:s/>[36] 151.5500 110.8833 108.9000 <text:s/>83.1583 262.3750 164.8667 134.5000</text:span><text:line-break/><text:span text:style-name="Verbatim_20_Char">## <text:s/>[43] <text:s/>69.5500 135.6333 153.4625 133.6500 <text:s/>66.6000 134.5000 263.0000</text:span><text:line-break/><text:span text:style-name="Verbatim_20_Char">## <text:s/>[50] <text:s/>75.2500 <text:s/>69.3000 135.6333 <text:s/>82.1708 211.5000 227.5250 <text:s/>73.5000</text:span><text:line-break/><text:span text:style-name="Verbatim_20_Char">## <text:s/>[57] 120.0000 113.2750 <text:s/>90.0000 120.0000 263.0000 <text:s/>81.8583 <text:s/>89.1042</text:span><text:line-break/><text:span text:style-name="Verbatim_20_Char">## <text:s/>[64] <text:s/>91.0792 <text:s/>90.0000 <text:s/>78.2667 151.5500 <text:s/>86.5000 108.9000 <text:s/>93.5000</text:span><text:line-break/><text:span text:style-name="Verbatim_20_Char">## <text:s/>[71] 221.7792 106.4250 <text:s/>71.0000 106.4250 110.8833 227.5250 <text:s/>79.6500</text:span><text:line-break/><text:span text:style-name="Verbatim_20_Char">## <text:s/>[78] 110.8833 <text:s/>79.6500 <text:s/>79.2000 <text:s/>78.2667 153.4625 <text:s/>77.9583 <text:s/>69.3000</text:span><text:line-break/><text:span text:style-name="Verbatim_20_Char">## <text:s/>[85] <text:s/>76.7292 <text:s/>73.5000 113.2750 133.6500 <text:s/>73.5000 512.3292 <text:s/>76.7292</text:span><text:line-break/><text:span text:style-name="Verbatim_20_Char">## <text:s/>[92] 211.3375 110.8833 227.5250 151.5500 227.5250 211.3375 512.3292</text:span><text:line-break/><text:span text:style-name="Verbatim_20_Char">## <text:s/>[99] <text:s/>78.8500 262.3750 <text:s/>71.0000 <text:s/>86.5000 120.0000 <text:s/>77.9583 211.3375</text:span><text:line-break/><text:span text:style-name="Verbatim_20_Char">## [106] <text:s/>79.2000 <text:s/>69.5500 120.0000 <text:s/>93.5000 <text:s/>80.0000 <text:s/>83.1583 <text:s/>69.5500</text:span><text:line-break/><text:span text:style-name="Verbatim_20_Char">## [113] <text:s/>89.1042 164.8667 <text:s/>69.5500 <text:s/>83.1583</text:span></text:p>
      <text:p text:style-name="P37"/>
      <text:p text:style-name="P37">Los resultados pueden parecer un poco aparatosos pero si nos paramos a analizarlos nos daremos cuenta que entran dentro del rango de lo normal teniendo en cuante las caraterísticas del Titanic y su pasaje.</text:p>
      <text:p text:style-name="P37"/>
      <text:p text:style-name="P37">En primer lugar los datos de la edad son perfectamente asumibles puesto es que sabido que viajaban bebés y también personas mayores, ningun dato extremo, por otro lado est, fuera de lo que podría ser la edad máxima alcanzable por una persona en esa época.</text:p>
      <text:p text:style-name="P37"/>
      <text:p text:style-name="P37">Respecto a los hermanos y conyuges ocurre exactamente lo mismo al igual que con los hijos y padres.</text:p>
      <text:p text:style-name="P37"/>
      <text:p text:style-name="P37">Donde podría haber mas duda es en las tarifas, sin embargo si tenemos en cuenta que el Titanic era un crucero de lujo pero donde a la vez viajaban pasajeros de 3ª <text:s/>clase es fácilmente explicable la disparidad de tarifas, sobre todo teniendo en cuenta la cantidad de servicios extra que los mas adinerados pudieran contratar.</text:p>
      <text:p text:style-name="P37"/>
      <text:p text:style-name="P37">Por tanto son valores extremos que son perfectamente asumibles con correctos y no es necesario tratarlos.</text:p>
      <text:p text:style-name="P37"/>
      <text:p text:style-name="P37"/>
      <text:p text:style-name="P37"/>
      <text:p text:style-name="P43"/>
      <text:p text:style-name="P20"><text:span text:style-name="T6">4.- </text:span>Análisis de Datos</text:p>
      <text:p text:style-name="P1"/>
      <text:p text:style-name="P1"><text:span text:style-name="T3">4.1 Selección de los grupos de datos</text:span></text:p>
      <text:p text:style-name="P25"/>
      <text:p text:style-name="P39">Ahora seleccionaremos los grupos de datos que presentan mas interés a la hora de analizar en nuestro estudio.</text:p>
      <text:p text:style-name="P25"/>
      <text:p text:style-name="P7"><text:span text:style-name="CommentTok">#Grupo por sexo (Sex)</text:span><text:line-break/><text:span text:style-name="NormalTok">titanic.male &lt;-</text:span><text:span text:style-name="StringTok"> </text:span><text:span text:style-name="NormalTok">titanic[titanic</text:span><text:span text:style-name="OperatorTok">$</text:span><text:span text:style-name="NormalTok">Sex </text:span><text:span text:style-name="OperatorTok">==</text:span><text:span text:style-name="StringTok"> "male"</text:span><text:span text:style-name="NormalTok">,]</text:span><text:line-break/><text:span text:style-name="NormalTok">titanic.female &lt;-</text:span><text:span text:style-name="StringTok"> </text:span><text:span text:style-name="NormalTok">titanic[titanic</text:span><text:span text:style-name="OperatorTok">$</text:span><text:span text:style-name="NormalTok">Sex </text:span><text:span text:style-name="OperatorTok">==</text:span><text:span text:style-name="StringTok"> "female"</text:span><text:span text:style-name="NormalTok">,]</text:span><text:line-break/><text:line-break/><text:span text:style-name="CommentTok">#Grupo por clase en la que viajan ( Pclass)</text:span><text:line-break/><text:span text:style-name="NormalTok">titanic.primera &lt;-</text:span><text:span text:style-name="StringTok"> </text:span><text:span text:style-name="NormalTok">titanic[titanic</text:span><text:span text:style-name="OperatorTok">$</text:span><text:span text:style-name="NormalTok">Pclass </text:span><text:span text:style-name="OperatorTok">==</text:span><text:span text:style-name="StringTok"> "1"</text:span><text:span text:style-name="NormalTok">,]</text:span><text:line-break/><text:span text:style-name="NormalTok">titanic.segunda &lt;-</text:span><text:span text:style-name="StringTok"> </text:span><text:span text:style-name="NormalTok">titanic[titanic</text:span><text:span text:style-name="OperatorTok">$</text:span><text:span text:style-name="NormalTok">Pclass </text:span><text:span text:style-name="OperatorTok">==</text:span><text:span text:style-name="StringTok"> "2"</text:span><text:span text:style-name="NormalTok">,]</text:span><text:line-break/><text:span text:style-name="NormalTok">titanic.tercera &lt;-</text:span><text:span text:style-name="StringTok"> </text:span><text:span text:style-name="NormalTok">titanic[titanic</text:span><text:span text:style-name="OperatorTok">$</text:span><text:span text:style-name="NormalTok">Pclass </text:span><text:span text:style-name="OperatorTok">==</text:span><text:span text:style-name="StringTok"> "3"</text:span><text:span text:style-name="NormalTok">,]</text:span><text:line-break/><text:line-break/><text:span text:style-name="CommentTok">#Grupo por familiares abordo(SibSp y Parch)</text:span><text:line-break/><text:span text:style-name="NormalTok">titanic.sinfamilia &lt;-</text:span><text:span text:style-name="StringTok"> </text:span><text:span text:style-name="NormalTok">titanic[titanic</text:span><text:span text:style-name="OperatorTok">$</text:span><text:span text:style-name="NormalTok">SibSp</text:span><text:span text:style-name="OperatorTok">==</text:span><text:span text:style-name="StringTok">"0"</text:span><text:span text:style-name="NormalTok"> </text:span><text:span text:style-name="OperatorTok">&amp;</text:span><text:span text:style-name="StringTok"> </text:span><text:span text:style-name="NormalTok">titanic</text:span><text:span text:style-name="OperatorTok">$</text:span><text:span text:style-name="NormalTok">Parch</text:span><text:span text:style-name="OperatorTok">==</text:span><text:span text:style-name="StringTok">"0"</text:span><text:span text:style-name="NormalTok">,]</text:span><text:line-break/><text:span text:style-name="NormalTok">titanic.confamilia &lt;-</text:span><text:span text:style-name="StringTok"> </text:span><text:span text:style-name="NormalTok">titanic[titanic</text:span><text:span text:style-name="OperatorTok">$</text:span><text:span text:style-name="NormalTok">SibSp </text:span><text:span text:style-name="OperatorTok">!=</text:span><text:span text:style-name="StringTok"> "0"</text:span><text:span text:style-name="NormalTok"> </text:span><text:span text:style-name="OperatorTok">|</text:span><text:span text:style-name="StringTok"> </text:span><text:span text:style-name="NormalTok">titanic</text:span><text:span text:style-name="OperatorTok">$</text:span><text:span text:style-name="NormalTok">Parch </text:span><text:span text:style-name="OperatorTok">!=</text:span><text:span text:style-name="StringTok">"0"</text:span><text:span text:style-name="NormalTok">,]</text:span><text:line-break/><text:line-break/><text:span text:style-name="CommentTok">#Grupo con cabina y sin cabina (Cabin)</text:span><text:line-break/><text:span text:style-name="NormalTok">titanic.concabina &lt;-</text:span><text:span text:style-name="StringTok"> </text:span><text:span text:style-name="NormalTok">titanic[titanic</text:span><text:span text:style-name="OperatorTok">$</text:span><text:span text:style-name="NormalTok">Cabin </text:span><text:span text:style-name="OperatorTok">!=</text:span><text:span text:style-name="StringTok">""</text:span><text:span text:style-name="NormalTok">,]</text:span><text:line-break/><text:span text:style-name="NormalTok">titanic.sincabina &lt;-</text:span><text:span text:style-name="StringTok"> </text:span><text:span text:style-name="NormalTok">titanic[titanic</text:span><text:span text:style-name="OperatorTok">$</text:span><text:span text:style-name="NormalTok">Cabin </text:span><text:span text:style-name="OperatorTok">==</text:span><text:span text:style-name="StringTok">""</text:span><text:span text:style-name="NormalTok">,]</text:span></text:p>
      <text:p text:style-name="P25"/>
      <text:p text:style-name="P25">4.2 Comprobación de normalidad y homogeneidad de la varianza</text:p>
      <text:p text:style-name="P25"/>
      <text:p text:style-name="P25"/>
      <text:p text:style-name="P25"/>
      <text:p text:style-name="P25">4.3 Aplicación de pruebas estadísticas<text:tab/></text:p>
      <text:p text:style-name="P1"/>
      <text:p text:style-name="P1">5.- Representación de resultados</text:p>
      <text:p text:style-name="P1"/>
      <text:p text:style-name="P1">6.- Resolución del problema</text:p>
      <text:p text:style-name="P1"/>
      <text:p text:style-name="P1">7.- Código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Code" style:display-name="Source Code" style:family="paragraph" style:parent-style-name="Standard" style:default-outline-level="">
      <loext:graphic-properties draw:fill="solid" draw:fill-color="#f8f8f8"/>
      <style:paragraph-properties fo:background-color="#f8f8f8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style:font-family-generic="roman" style:font-pitch="variable" fo:font-size="11pt" style:font-size-asian="11pt"/>
    </style:style>
    <style:style style:name="CommentTok" style:family="text" style:parent-style-name="Verbatim_20_Char">
      <style:text-properties fo:color="#8f5902" fo:font-style="italic" fo:background-color="#f8f8f8" style:font-style-asian="italic"/>
    </style:style>
    <style:style style:name="NormalTok" style:family="text" style:parent-style-name="Verbatim_20_Char">
      <style:text-properties fo:background-color="#f8f8f8"/>
    </style:style>
    <style:style style:name="StringTok" style:family="text" style:parent-style-name="Verbatim_20_Char">
      <style:text-properties fo:color="#4e9a06" fo:background-color="#f8f8f8"/>
    </style:style>
    <style:style style:name="KeywordTok" style:family="text" style:parent-style-name="Verbatim_20_Char">
      <style:text-properties fo:color="#204a87" fo:background-color="#f8f8f8"/>
    </style:style>
    <style:style style:name="OperatorTok" style:family="text" style:parent-style-name="Verbatim_20_Char">
      <style:text-properties fo:color="#ce5c00" fo:background-color="#f8f8f8"/>
    </style:style>
    <style:style style:name="DecValTok" style:family="text" style:parent-style-name="Verbatim_20_Char">
      <style:text-properties fo:color="#0000cf" fo:background-color="#f8f8f8"/>
    </style:style>
    <style:style style:name="ControlFlowTok" style:family="text" style:parent-style-name="Verbatim_20_Char">
      <style:text-properties fo:color="#204a87" fo:background-color="#f8f8f8"/>
    </style:style>
    <style:style style:name="DataTypeTok" style:family="text" style:parent-style-name="Verbatim_20_Char">
      <style:text-properties fo:color="#204a87" fo:background-color="#f8f8f8"/>
    </style:style>
    <style:style style:name="OtherTok" style:family="text" style:parent-style-name="Verbatim_20_Char">
      <style:text-properties fo:color="#8f5902" fo:background-color="#f8f8f8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23:47:10.895000000</meta:creation-date>
    <dc:date>2019-01-14T09:02:38.160000000</dc:date>
    <meta:editing-duration>PT2H13M27S</meta:editing-duration>
    <meta:editing-cycles>13</meta:editing-cycles>
    <meta:generator>LibreOffice/6.1.3.2$Windows_X86_64 LibreOffice_project/86daf60bf00efa86ad547e59e09d6bb77c699acb</meta:generator>
    <meta:document-statistic meta:table-count="0" meta:image-count="0" meta:object-count="0" meta:page-count="7" meta:paragraph-count="92" meta:word-count="1982" meta:character-count="11986" meta:non-whitespace-character-count="9522"/>
  </office:meta>
</office:document-meta>
</file>